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GALI SUGEY SANCHEZ VARGAS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AMAN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NCHEZ VARGAS, MAGALI SUGE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19438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CARMEN VARGA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13:39:0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